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1a800b" officeooo:paragraph-rsid="001a800b"/>
    </style:style>
    <style:style style:name="P2" style:family="paragraph" style:parent-style-name="Standard">
      <style:text-properties fo:language="ru" fo:country="RU" officeooo:rsid="001a800b" officeooo:paragraph-rsid="001a800b"/>
    </style:style>
    <style:style style:name="P3" style:family="paragraph" style:parent-style-name="Standard">
      <style:text-properties fo:language="ru" fo:country="RU" officeooo:rsid="001a800b" officeooo:paragraph-rsid="001c5267"/>
    </style:style>
    <style:style style:name="P4" style:family="paragraph" style:parent-style-name="Standard">
      <style:text-properties fo:language="ru" fo:country="RU" officeooo:rsid="001c5267" officeooo:paragraph-rsid="001c5267"/>
    </style:style>
    <style:style style:name="P5" style:family="paragraph" style:parent-style-name="Standard" style:list-style-name="L1">
      <style:text-properties fo:language="ru" fo:country="RU" officeooo:rsid="001c5267" officeooo:paragraph-rsid="001c5267"/>
    </style:style>
    <style:style style:name="P6" style:family="paragraph" style:parent-style-name="Standard">
      <style:text-properties officeooo:paragraph-rsid="001c5267"/>
    </style:style>
    <style:style style:name="P7" style:family="paragraph" style:parent-style-name="Standard" style:list-style-name="L2">
      <style:text-properties officeooo:rsid="001c5267" officeooo:paragraph-rsid="001c5267"/>
    </style:style>
    <style:style style:name="P8" style:family="paragraph" style:parent-style-name="Standard">
      <style:text-properties officeooo:rsid="001c5267" officeooo:paragraph-rsid="001c5267"/>
    </style:style>
    <style:style style:name="P9" style:family="paragraph" style:parent-style-name="Standard" style:list-style-name="L3">
      <style:text-properties officeooo:rsid="001c5267" officeooo:paragraph-rsid="001c5267"/>
    </style:style>
    <style:style style:name="T1" style:family="text">
      <style:text-properties fo:language="en" fo:country="US"/>
    </style:style>
    <style:style style:name="T2" style:family="text">
      <style:text-properties officeooo:rsid="001c5267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526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Функция поиска матча</text:p>
      <text:p text:style-name="P1">автор <text:span text:style-name="T1">xxx</text:span></text:p>
      <text:p text:style-name="P1">дата создания <text:span text:style-name="T1">xxx</text:span></text:p>
      <text:p text:style-name="P1">основное действующее лицо: пользователь</text:p>
      <text:p text:style-name="P1">описание: Пользователь открывает приложение «<text:span text:style-name="T1">Hockey Point” </text:span>Выбирает в меню нужный раздел. Открывается список доступных матчей. Каждый матч определяется двумя командами, местом и временем проведения. Пользователь может через строку поиска найти нужный матч. Также можно использовать различные фильтры.</text:p>
      <text:p text:style-name="P1">Условие-триггер: пользователь выражает намерение найти матч</text:p>
      <text:p text:style-name="P1">Предварительные условия: <text:span text:style-name="T1">PRE-1. </text:span>Пользователь вошел в приложение <text:span text:style-name="T1">HockeyPoint</text:span></text:p>
      <text:p text:style-name="P1"><text:span text:style-name="T1"><text:tab/><text:tab/><text:tab/><text:tab/>PRE-2. </text:span>Пользователь имеет аккаунт в <text:span text:style-name="T1">HockeyPoint</text:span></text:p>
      <text:p text:style-name="P1">Выходные условия:<text:tab/><text:span text:style-name="T1">POST-1 </text:span>Пользователь нашел нужный ему матч.</text:p>
      <text:p text:style-name="P1"/>
      <text:p text:style-name="P1">Нормальное направление:</text:p>
      <text:p text:style-name="P1">1.0 Поиск отдельного матча</text:p>
      <text:p text:style-name="P1">1)Пользователь запрашивает просмотр матчей</text:p>
      <text:p text:style-name="P1">2)<text:span text:style-name="T1">HockeyPoint </text:span>отображает список доступный матчей </text:p>
      <text:p text:style-name="P1">3)Пользователь, используя фильтры, находит нужный матч</text:p>
      <text:p text:style-name="P1"/>
      <text:p text:style-name="P1">Альтернативное направление:<text:tab/></text:p>
      <text:p text:style-name="P1">1.1 Регистрация на найденный матч</text:p>
      <text:p text:style-name="P1">1)После п.3 нормального направления пользователь делает запрос на регистрацию в матче</text:p>
      <text:p text:style-name="P1">2)<text:span text:style-name="T1">HockeyPoint </text:span>перенаправляет пользователя на функцию бронирования</text:p>
      <text:p text:style-name="P1">1.2 Просмотр статистики команд, участвующих в матче</text:p>
      <text:p text:style-name="P1">1)После п.3 нормального направления пользователь запрашивает статистику команды</text:p>
      <text:p text:style-name="P1">2)<text:span text:style-name="T1">HockeyPoint </text:span>перенаправляет пользователя на функцию статистики команды</text:p>
      <text:p text:style-name="P1"/>
      <text:p text:style-name="P1">Исключения: нет</text:p>
      <text:p text:style-name="P1"/>
      <text:p text:style-name="P1">Приоритет: средний</text:p>
      <text:p text:style-name="P1"/>
      <text:p text:style-name="P1">Частота использования: </text:p>
      <text:p text:style-name="P1">Приблизительно 700, в среднем по 3 обращения в день. Пиковая нагрузка этого варианта использования приходится на период с 17:00 до 20:00 местного времени.</text:p>
      <text:p text:style-name="P1"/>
      <text:p text:style-name="P1">Бизнес-правила:</text:p>
      <text:p text:style-name="P1"/>
      <text:p text:style-name="P1"/>
      <text:p text:style-name="P1">Другая информация:</text:p>
      <text:p text:style-name="P1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tab/>Список вариантов использования </text:p>
      <text:p text:style-name="P4">Хоккеисты:</text:p>
      <text:list text:style-name="L1">
        <text:list-item>
          <text:p text:style-name="P5">Просмотр матчей </text:p>
        </text:list-item>
        <text:list-item>
          <text:p text:style-name="P5">Просмотр своей статистики</text:p>
        </text:list-item>
        <text:list-item>
          <text:p text:style-name="P5">Просмотр статистики комманд</text:p>
        </text:list-item>
        <text:list-item>
          <text:p text:style-name="P5">Регистрация в приложении</text:p>
        </text:list-item>
        <text:list-item>
          <text:p text:style-name="P5">Бронирование места в определенном матче</text:p>
        </text:list-item>
        <text:list-item>
          <text:p text:style-name="P5">Отмена бронирования места в матче</text:p>
        </text:list-item>
        <text:list-item>
          <text:p text:style-name="P5">Уведомление о новых матчах</text:p>
        </text:list-item>
      </text:list>
      <text:p text:style-name="P6"><text:span text:style-name="T4">Владельцы стадионов</text:span></text:p>
      <text:list text:style-name="L2">
        <text:list-item>
          <text:p text:style-name="P7"><text:span text:style-name="T3">Аренда стадиона</text:span></text:p>
        </text:list-item>
      </text:list>
      <text:p text:style-name="P8"><text:span text:style-name="T3">Менеджер:</text:span></text:p>
      <text:list text:style-name="L3">
        <text:list-item>
          <text:p text:style-name="P9"><text:span text:style-name="T3">Создание матчей</text:span></text:p>
        </text:list-item>
        <text:list-item>
          <text:p text:style-name="P9"><text:span text:style-name="T3">Изменение матчей</text:span></text:p>
        </text:list-item>
        <text:list-item>
          <text:p text:style-name="P9"><text:span text:style-name="T3">Удаление матчей</text:span></text:p>
        </text:list-item>
      </text:list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3"><text:soft-page-break/><text:span text:style-name="T2"><text:tab/>Уведомление о новых матчах</text:span></text:p>
      <text:p text:style-name="P4">Автор:xxx</text:p>
      <text:p text:style-name="P4">Дата Создания:xxx</text:p>
      <text:p text:style-name="P4"/>
      <text:p text:style-name="P4">Основное действующее лицо: Пользователь приложения</text:p>
      <text:p text:style-name="P4"/>
      <text:p text:style-name="P4">Дополнительные действующие лица: приложение HockeyPoint</text:p>
      <text:p text:style-name="P4"/>
      <text:p text:style-name="P4">Описание: Пользователь приложения получает уведомление о новом матче, основываясь на местоположении пользователя, его предпочтений и предыдущих посещениях других матчей.</text:p>
      <text:p text:style-name="P4">В уведомлении написан стадион, комманды и время проведения.</text:p>
      <text:p text:style-name="P4"/>
      <text:p text:style-name="P4">Условие-триггер: менеджер занес в базу новый стадион или матч.</text:p>
      <text:p text:style-name="P4"/>
      <text:p text:style-name="P4">Приоритет: Высокий</text:p>
      <text:p text:style-name="P4"/>
      <text:p text:style-name="P4">Бизнес правила: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1:15:01.518000000</meta:creation-date>
    <dc:date>2023-11-22T10:07:33.723341118</dc:date>
    <meta:editing-duration>PT1H48M12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3" meta:paragraph-count="53" meta:word-count="284" meta:character-count="2294" meta:non-whitespace-character-count="2060"/>
  </office:meta>
</office:document-meta>
</file>